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Courier New"/>
    </style:style>
    <style:style style:name="P4" style:family="paragraph" style:parent-style-name="Text_20_body">
      <style:paragraph-properties fo:margin-top="0in" fo:margin-bottom="0in"/>
    </style:style>
    <style:style style:name="P5" style:family="paragraph" style:parent-style-name="Preformatted_20_Text">
      <style:paragraph-properties fo:margin-top="0in" fo:margin-bottom="0in"/>
      <style:text-properties style:font-name="Courier New" fo:font-size="10pt" style:font-size-asian="10pt" style:font-size-complex="10pt"/>
    </style:style>
    <style:style style:name="P6" style:family="paragraph" style:parent-style-name="Preformatted_20_Text">
      <style:text-properties style:font-name="Courier New" fo:font-size="11pt" style:font-size-asian="11pt" style:font-size-complex="11pt"/>
    </style:style>
    <style:style style:name="P7" style:family="paragraph" style:parent-style-name="Preformatted_20_Text">
      <style:text-properties style:font-name="Courier New" fo:font-size="10pt" style:font-size-asian="10pt" style:font-size-complex="10pt"/>
    </style:style>
    <style:style style:name="P8" style:family="paragraph" style:parent-style-name="Preformatted_20_Text">
      <style:text-properties style:font-name="Courier New" fo:font-size="12pt" style:font-size-asian="12pt" style:font-size-complex="12pt"/>
    </style:style>
    <style:style style:name="P9" style:family="paragraph" style:parent-style-name="Preformatted_20_Text">
      <style:paragraph-properties fo:margin-top="0in" fo:margin-bottom="0.1965in"/>
    </style:style>
    <style:style style:name="P10" style:family="paragraph" style:parent-style-name="Preformatted_20_Text">
      <style:paragraph-properties fo:margin-top="0in" fo:margin-bottom="0.1965in"/>
      <style:text-properties style:font-name="Courier New"/>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style>
    <style:style style:name="P13" style:family="paragraph" style:parent-style-name="Preformatted_20_Text">
      <style:paragraph-properties fo:margin-top="0in" fo:margin-bottom="0.0201in"/>
    </style:style>
    <style:style style:name="P14" style:family="paragraph" style:parent-style-name="Preformatted_20_Text">
      <style:paragraph-properties fo:margin-top="0in" fo:margin-bottom="0.0201in"/>
      <style:text-properties style:font-name="Courier New"/>
    </style:style>
    <style:style style:name="P15" style:family="paragraph" style:parent-style-name="Preformatted_20_Text">
      <style:paragraph-properties fo:margin-top="0in" fo:margin-bottom="0.0201in"/>
      <style:text-properties style:font-name="Courier New" fo:font-size="11pt" style:font-size-asian="11pt" style:font-size-complex="11pt"/>
    </style:style>
    <style:style style:name="P16" style:family="paragraph" style:parent-style-name="Preformatted_20_Text">
      <style:paragraph-properties fo:margin-top="0in" fo:margin-bottom="0.0201in"/>
      <style:text-properties style:font-name="Courier New" fo:font-size="10pt" style:font-size-asian="10pt" style:font-size-complex="10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text-properties style:font-name="Courier 10 Pitch"/>
    </style:style>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text-properties fo:font-weight="bold" style:font-weight-asian="bold" style:font-weight-complex="bold"/>
    </style:style>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1">
      <style:paragraph-properties fo:margin-top="0in" fo:margin-bottom="0in"/>
    </style:style>
    <style:style style:name="P52" style:family="paragraph" style:parent-style-name="Text_20_body" style:list-style-name="L2">
      <style:paragraph-properties fo:margin-top="0in" fo:margin-bottom="0in"/>
    </style:style>
    <style:style style:name="P53" style:family="paragraph" style:parent-style-name="Text_20_body" style:list-style-name="L4">
      <style:paragraph-properties fo:margin-top="0in" fo:margin-bottom="0in"/>
    </style:style>
    <style:style style:name="P54" style:family="paragraph" style:parent-style-name="Text_20_body" style:list-style-name="L5">
      <style:paragraph-properties fo:margin-top="0in" fo:margin-bottom="0in"/>
    </style:style>
    <style:style style:name="P55" style:family="paragraph" style:parent-style-name="Text_20_body" style:list-style-name="L8">
      <style:paragraph-properties fo:margin-top="0in" fo:margin-bottom="0in"/>
    </style:style>
    <style:style style:name="P56" style:family="paragraph" style:parent-style-name="Text_20_body" style:list-style-name="L15">
      <style:paragraph-properties fo:margin-top="0in" fo:margin-bottom="0in"/>
    </style:style>
    <style:style style:name="P57" style:family="paragraph" style:parent-style-name="Text_20_body" style:list-style-name="L18">
      <style:paragraph-properties fo:margin-top="0in" fo:margin-bottom="0in"/>
    </style:style>
    <style:style style:name="P58" style:family="paragraph" style:parent-style-name="Text_20_body" style:list-style-name="L19">
      <style:paragraph-properties fo:margin-top="0in" fo:margin-bottom="0in"/>
    </style:style>
    <style:style style:name="P59" style:family="paragraph" style:parent-style-name="Text_20_body" style:list-style-name="L20">
      <style:paragraph-properties fo:margin-top="0in" fo:margin-bottom="0in"/>
    </style:style>
    <style:style style:name="P60" style:family="paragraph" style:parent-style-name="Text_20_body" style:list-style-name="L21">
      <style:paragraph-properties fo:margin-top="0in" fo:margin-bottom="0in"/>
    </style:style>
    <style:style style:name="P61" style:family="paragraph" style:parent-style-name="Text_20_body">
      <style:paragraph-properties fo:margin-top="0in" fo:margin-bottom="0in"/>
      <style:text-properties style:font-name="Courier 10 Pitch"/>
    </style:style>
    <style:style style:name="P62" style:family="paragraph" style:parent-style-name="Text_20_body" style:list-style-name="L10">
      <style:paragraph-properties fo:margin-top="0in" fo:margin-bottom="0.0201in"/>
    </style:style>
    <style:style style:name="P63" style:family="paragraph" style:parent-style-name="Text_20_body" style:list-style-name="L11">
      <style:paragraph-properties fo:margin-top="0in" fo:margin-bottom="0.0201in"/>
    </style:style>
    <style:style style:name="P64" style:family="paragraph" style:parent-style-name="Text_20_body" style:list-style-name="L12">
      <style:paragraph-properties fo:margin-top="0in" fo:margin-bottom="0.0201in"/>
    </style:style>
    <style:style style:name="P65" style:family="paragraph" style:parent-style-name="Text_20_body" style:list-style-name="L13">
      <style:paragraph-properties fo:margin-top="0in" fo:margin-bottom="0.0201in"/>
    </style:style>
    <style:style style:name="P66" style:family="paragraph" style:parent-style-name="Text_20_body" style:list-style-name="L14">
      <style:paragraph-properties fo:margin-top="0in" fo:margin-bottom="0.0201in"/>
    </style:style>
    <style:style style:name="P67" style:family="paragraph" style:parent-style-name="Text_20_body" style:list-style-name="L10">
      <style:paragraph-properties fo:margin-top="0in" fo:margin-bottom="0.0799in"/>
    </style:style>
    <style:style style:name="P68" style:family="paragraph" style:parent-style-name="Text_20_body" style:list-style-name="L11">
      <style:paragraph-properties fo:margin-top="0in" fo:margin-bottom="0.0799in"/>
    </style:style>
    <style:style style:name="P69" style:family="paragraph" style:parent-style-name="Text_20_body" style:list-style-name="L12">
      <style:paragraph-properties fo:margin-top="0in" fo:margin-bottom="0.0799in"/>
    </style:style>
    <style:style style:name="P70" style:family="paragraph" style:parent-style-name="Text_20_body" style:list-style-name="L13">
      <style:paragraph-properties fo:margin-top="0in" fo:margin-bottom="0.0799in"/>
    </style:style>
    <style:style style:name="P71" style:family="paragraph" style:parent-style-name="Preformatted_20_Text" style:list-style-name="L6">
      <style:text-properties style:font-name="Courier New" fo:font-size="12pt" style:font-size-asian="12pt" style:font-size-complex="12pt"/>
    </style:style>
    <style:style style:name="P72" style:family="paragraph" style:parent-style-name="Preformatted_20_Text" style:list-style-name="L8">
      <style:text-properties style:font-name="Courier New" fo:font-size="12pt" style:font-size-asian="12pt" style:font-size-complex="12pt"/>
    </style:style>
    <style:style style:name="P73" style:family="paragraph" style:parent-style-name="Preformatted_20_Text" style:list-style-name="L6">
      <style:paragraph-properties fo:margin-top="0in" fo:margin-bottom="0.1965in"/>
      <style:text-properties style:font-name="Courier New" fo:font-size="12pt" style:font-size-asian="12pt" style:font-size-complex="12pt"/>
    </style:style>
    <style:style style:name="P74" style:family="paragraph" style:parent-style-name="Preformatted_20_Text" style:list-style-name="L8">
      <style:paragraph-properties fo:margin-top="0in" fo:margin-bottom="0.1965in"/>
      <style:text-properties style:font-name="Courier New" fo:font-size="12pt" style:font-size-asian="12pt" style:font-size-complex="12pt"/>
    </style:style>
    <style:style style:name="P75" style:family="paragraph" style:parent-style-name="Preformatted_20_Text" style:list-style-name="L17">
      <style:paragraph-properties fo:margin-top="0in" fo:margin-bottom="0.1965in"/>
      <style:text-properties style:font-name="Courier New"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size="12pt" style:font-size-asian="12pt" style:font-size-complex="12pt"/>
    </style:style>
    <style:style style:name="T5" style:family="text">
      <style:text-properties style:font-name="Courier 10 Pitc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nifold 0.9 Simulation Kernel API</text:p>
      <text:p text:style-name="P11"/>
      <text:p text:style-name="P12">February 21, 2013</text:p>
      <text:p text:style-name="Standard"/>
      <text:p text:style-name="Standard"/>
      <text:h text:style-name="Heading_20_1" text:outline-level="1"><text:bookmark text:name="sec_intro"/>Introduction</text:h>
      <text:p text:style-name="Text_20_body">This document describes the public functions that make up the Manifold simulation kernel's API. The</text:p>
      <text:p text:style-name="Text_20_body">functions are divided into the following categories:</text:p>
      <text:list xml:id="list1020877048" text:style-name="L29">
        <text:list-item>
          <text:p text:style-name="P40">Simulation functions</text:p>
        </text:list-item>
        <text:list-item>
          <text:p text:style-name="P40">Component functions</text:p>
        </text:list-item>
        <text:list-item>
          <text:p text:style-name="P40">Clock functions</text:p>
        </text:list-item>
      </text:list>
      <text:p text:style-name="Text_20_body"/>
      <text:h text:style-name="Heading_20_1" text:outline-level="1">Simulation Functions</text:h>
      <text:p text:style-name="Text_20_body"/>
      <text:p text:style-name="Text_20_body">This set of functions can be further divided into the following categories:</text:p>
      <text:list xml:id="list1343107739" text:style-name="L26">
        <text:list-item>
          <text:p text:style-name="P36">Simulation control</text:p>
        </text:list-item>
        <text:list-item>
          <text:p text:style-name="P36">Event scheduling</text:p>
        </text:list-item>
        <text:list-item>
          <text:p text:style-name="P36">Component connection</text:p>
        </text:list-item>
      </text:list>
      <text:p text:style-name="Text_20_body">These functions are defined in the class <text:span text:style-name="T5">manifold::kernel::Manifold</text:span>.</text:p>
      <text:p text:style-name="Text_20_body"/>
      <text:h text:style-name="Heading_20_2" text:outline-level="2">Simulation Control Functions</text:h>
      <text:p text:style-name="Text_20_body"/>
      <text:p text:style-name="P37">Init(int argc, char** argv, SchedulerType type, SyncAlg::SyncAlgType_t syncAlg, Lookahead::LookaheadType_t la)</text:p>
      <text:p text:style-name="Text_20_body"/>
      <text:p text:style-name="Text_20_body">This is the initialization function and should be called at the beginning of the simulator program.</text:p>
      <text:p text:style-name="Text_20_body"/>
      <text:p text:style-name="P41">Input parameters</text:p>
      <text:list xml:id="list1108073243" text:style-name="L27">
        <text:list-item>
          <text:p text:style-name="P38"><text:span text:style-name="T5">argc</text:span> and <text:span text:style-name="T5">argv</text:span>: standard C/C++ command-line parameters</text:p>
        </text:list-item>
        <text:list-item>
          <text:p text:style-name="P38"><text:span text:style-name="T5">type</text:span>: The scheduler type could be TICKED, TIMED, or MIXED.</text:p>
        </text:list-item>
        <text:list-item>
          <text:p text:style-name="P38"><text:span text:style-name="T5">syncAlg</text:span>: Synchronization algorithm. Current SA_LBTS and SA_CMB are supported.</text:p>
        </text:list-item>
        <text:list-item>
          <text:p text:style-name="P38"><text:span text:style-name="T5">la</text:span>: Look-ahead type. Current only LA_GLOBAL (global look-ahead) is allowed. <text:s/></text:p>
        </text:list-item>
      </text:list>
      <text:p text:style-name="Text_20_body"><text:soft-page-break/>These functions are defined in the class <text:span text:style-name="T5">manifold::kernel::Manifold</text:span>.These functions are defined in the class <text:span text:style-name="T5">manifold::kernel::Manifold</text:span>.</text:p>
      <text:p text:style-name="P41">Return value</text:p>
      <text:p text:style-name="Text_20_body">None.</text:p>
      <text:p text:style-name="Text_20_body"/>
      <text:p text:style-name="Text_20_body"/>
      <text:p text:style-name="P37">Finalize()</text:p>
      <text:p text:style-name="Text_20_body">This function should be called at the end of the siThese functions are defined in the class <text:span text:style-name="T5">manifold::kernel::Manifold</text:span>.mulation program, before the program exits.</text:p>
      <text:p text:style-name="Text_20_body"/>
      <text:p text:style-name="Text_20_body"/>
      <text:p text:style-name="Text_20_body"><text:span text:style-name="T5">StopAtTime(Time_t tm), StopAt(Ticks_t tick), StopAtClock(Ticks_t tick, Clock&amp; clk)</text:span></text:p>
      <text:p text:style-name="Text_20_body">These functions specify when the simulation should end. <text:span text:style-name="T5">StopAtTime()</text:span> specifies the end <text:tab/>time in seconds (simulation time). <text:span text:style-name="T5">StopAt()</text:span> specifies the end time in terms of ticks of the <text:tab/>master clock, the very first clock created in the system. <text:span text:style-name="T5">StopAtThese functions are defined in the class manifold::kernel::Manifold.Clock()</text:span> specifies the end <text:tab/>time in ticks of the given clock.</text:p>
      <text:p text:style-name="Text_20_body">These functions are defined in the class <text:span text:style-name="T5">manifold::kernel::Manifold</text:span>.</text:p>
      <text:p text:style-name="P41">Input parameters</text:p>
      <text:list xml:id="list1007650027" text:style-name="L30">
        <text:list-item>
          <text:p text:style-name="P42"><text:span text:style-name="T5">tm</text:span>: Stop time in seconds.</text:p>
        </text:list-item>
        <text:list-item>
          <text:p text:style-name="P42"><text:span text:style-name="T5">tick</text:span>: Stop time in ticks.</text:p>
        </text:list-item>
        <text:list-item>
          <text:p text:style-name="P42"><text:span text:style-name="T5">clk</text:span>: The given clock. These functions are defined in the class <text:span text:style-name="T5">manifold::kernel::Manifold</text:span>.</text:p>
        </text:list-item>
      </text:list>
      <text:p text:style-name="Text_20_body"/>
      <text:p text:style-name="P41">Return value</text:p>
      <text:p text:style-name="Text_20_body">None</text:p>
      <text:p text:style-name="Text_20_body"/>
      <text:p text:style-name="Text_20_body"/>
      <text:p text:style-name="P37">Run()</text:p>
      <text:p text:style-name="Text_20_body">This function starts the simulation. It should be called after the initialization actions have finished and the simulation is ready to start.</text:p>
      <text:p text:style-name="Text_20_body">These functions are defined in the class <text:span text:style-name="T5">manifold::kernel::Manifold</text:span>.</text:p>
      <text:p text:style-name="Text_20_body">These functions are defined in the class <text:span text:style-name="T5">manifold::kernel::Manifold</text:span>.</text:p>
      <text:p text:style-name="P37">Stop()</text:p>
      <text:p text:style-name="Text_20_body">This function terminates the simulation main loop.</text:p>
      <text:p text:style-name="Text_20_body"><text:soft-page-break/></text:p>
      <text:p text:style-name="Text_20_body"/>
      <text:p text:style-name="Text_20_body"/>
      <text:p text:style-name="P37">Now(), NowTicks(), NowTicks(Clock&amp; clk), NowHalfTicks(), NowHalfTicks(Clock&amp; clk)</text:p>
      <text:p text:style-name="Text_20_body">These functions return the current simulation time in seconds, ticks of the master clock, ticks of a given clock, half ticks of the master clock, or half ticks of a given clock.</text:p>
      <text:p text:style-name="Text_20_body"/>
      <text:p text:style-name="P41">Input parameters</text:p>
      <text:p text:style-name="Text_20_body">clk: The given clock.</text:p>
      <text:p text:style-name="Text_20_body"/>
      <text:p text:style-name="P41">Return value</text:p>
      <text:p text:style-name="Text_20_body">None</text:p>
      <text:p text:style-name="Text_20_body"/>
      <text:p text:style-name="Text_20_body"/>
      <text:p text:style-name="Text_20_body"/>
      <text:p text:style-name="P37">GetRank()</text:p>
      <text:p text:style-name="Text_20_body">This function returns the MPI rank of the LP.</text:p>
      <text:p text:style-name="Text_20_body"/>
      <text:p text:style-name="Text_20_body"/>
      <text:p text:style-name="Text_20_body"/>
      <text:p text:style-name="Text_20_body"/>
      <text:h text:style-name="Heading_20_2" text:outline-level="2">Event Scheduling Functions</text:h>
      <text:p text:style-name="Text_20_body"/>
      <text:h text:style-name="Heading_20_3" text:outline-level="3">Scheduling in ticks with respect to the master clock</text:h>
      <text:p text:style-name="Text_20_body"/>
      <text:p text:style-name="P61">template&lt;typename T, typename OBJ&gt;</text:p>
      <text:p text:style-name="P37">static TickEventId <text:span text:style-name="T2">Schedule</text:span>(Ticks_t t, void(T::*handler)(void), OBJ* obj),</text:p>
      <text:p text:style-name="P61">template&lt;typename T, typename OBJ, typename U1, typename T1&gt;</text:p>
      <text:p text:style-name="P37">static TickEventId <text:span text:style-name="T2">Schedule</text:span>(Ticks_t t, void(T::*handler)(U1), OBJ* obj, T1 t1),</text:p>
      <text:p text:style-name="P61">template&lt;typename T, typename OBJ, typename U1, typename T1 typename U2, typename T2&gt;</text:p>
      <text:p text:style-name="P37">static TickEventId <text:span text:style-name="T2">Schedule</text:span>(Ticks_t t, void(T::*handler)(U1, U2), <text:soft-page-break/>OBJ* obj, T1 t1, T2 t2),</text:p>
      <text:p text:style-name="P61">template&lt;typename T, typename OBJ, typename U1, typename T1 typename U2, typename T2 typename U3, typename T3&gt;</text:p>
      <text:p text:style-name="P37">static TickEventId <text:span text:style-name="T2">Schedule</text:span>(Ticks_t t, void(T::*handler)(U1, U2, U3), OBJ* obj, T1 t1, T2 t2, T3 t3),</text:p>
      <text:p text:style-name="P61">template&lt;typename T, typename OBJ, typename U1, typename T1 typename U2, typename T2 typename U3, typename T3, typename U4, typename T4&gt;</text:p>
      <text:p text:style-name="P37">static TickEventId <text:span text:style-name="T2">Schedule</text:span>(Ticks_t t, void(T::*handler)(U1, U2, U3, U4), OBJ* obj, T1 t1, T2 t2, T3 t3, T4 t4),</text:p>
      <text:p text:style-name="Text_20_body">These functions schedule an event for a given object with the given member function as the event handler. The time when the event should occur is specified in ticks from now with respect to the master clock. The differ in the number of parameters that the handler takes. The number can be 0 to 4.</text:p>
      <text:p text:style-name="Text_20_body"/>
      <text:p text:style-name="P41">Input parameters</text:p>
      <text:list xml:id="list35078433" text:style-name="L28">
        <text:list-item>
          <text:p text:style-name="P39"><text:span text:style-name="T5">t</text:span>: This is when the event should occur. The time is in ticks of the master clock from the current time.</text:p>
        </text:list-item>
        <text:list-item>
          <text:p text:style-name="P39"><text:span text:style-name="T5">handler</text:span>: This is a member function that is called at the given time.</text:p>
        </text:list-item>
        <text:list-item>
          <text:p text:style-name="P39"><text:span text:style-name="T5">obj</text:span>: The pointer to the object whose member function <text:span text:style-name="T5">handler</text:span> is to be called.</text:p>
        </text:list-item>
        <text:list-item>
          <text:p text:style-name="P39"><text:span text:style-name="T5">t1,t2,t3,t4</text:span>: Input parameters to the <text:span text:style-name="T5">handler</text:span> function.</text:p>
        </text:list-item>
      </text:list>
      <text:p text:style-name="Text_20_body"/>
      <text:p text:style-name="Text_20_body"/>
      <text:h text:style-name="Heading_20_3" text:outline-level="3">Scheduling in ticks with respect to a given clock</text:h>
      <text:p text:style-name="Text_20_body"/>
      <text:p text:style-name="P61">template&lt;typename T, typename OBJ&gt;</text:p>
      <text:p text:style-name="P37">static TickEventId <text:span text:style-name="T2">ScheduleClock</text:span>(Ticks_t t, Clock&amp; clk, void(T::*handler)(void), OBJ* obj),</text:p>
      <text:p text:style-name="P61">template&lt;typename T, typename OBJ, typename U1, typename T1&gt;</text:p>
      <text:p text:style-name="P37">static TickEventId <text:span text:style-name="T2">ScheduleClock</text:span>(Ticks_t t, Clock&amp; clk, void(T::*handler)(U1), OBJ* obj, T1 t1),</text:p>
      <text:p text:style-name="P61">template&lt;typename T, typename OBJ, typename U1, typename T1 typename U2, typename T2&gt;</text:p>
      <text:p text:style-name="P37">static TickEventId <text:span text:style-name="T2">ScheduleClock</text:span>(Ticks_t t, Clock&amp; clk, void(T::*handler)(U1, U2), OBJ* obj, T1 t1, T2 t2),</text:p>
      <text:p text:style-name="P61">template&lt;typename T, typename OBJ, typename U1, typename T1 typename U2, typename T2 typename U3, typename T3&gt;</text:p>
      <text:p text:style-name="P37">static TickEventId <text:span text:style-name="T2">ScheduleClock</text:span>(Ticks_t t, Clock&amp; clk, void(T::*handler)(U1, U2, U3), OBJ* obj, T1 t1, T2 t2, T3 t3),</text:p>
      <text:p text:style-name="P61">template&lt;typename T, typename OBJ, typename U1, typename T1 typename U2, typename T2 typename U3, typename T3, typename U4, typename T4&gt;</text:p>
      <text:p text:style-name="P37"><text:soft-page-break/>static TickEventId <text:span text:style-name="T2">ScheduleClock</text:span>(Ticks_t t, Clock&amp; clk, void(T::*handler)(U1, U2, U3, U4), OBJ* obj, T1 t1, T2 t2, T3 t3, T4 t4),</text:p>
      <text:p text:style-name="Text_20_body">These functions schedule an event for a given object with the given member function as the event handler. The time when the event should occur is specified in ticks from now with respect to a given clock. The differ in the number of parameters that the handler takes. The number can be 0 to 4.</text:p>
      <text:p text:style-name="Text_20_body"/>
      <text:p text:style-name="P41">Input parameters</text:p>
      <text:list xml:id="list1584614783" text:continue-numbering="true" text:style-name="L28">
        <text:list-item>
          <text:p text:style-name="P39"><text:span text:style-name="T5">t</text:span>: This is when the event should occur. The time is in ticks of the given clock from the current time.</text:p>
        </text:list-item>
        <text:list-item>
          <text:p text:style-name="P39"><text:span text:style-name="T5">clk</text:span>: The given clock.</text:p>
        </text:list-item>
        <text:list-item>
          <text:p text:style-name="P39"><text:span text:style-name="T5">handler</text:span>: This is a member function that is called at the given time.</text:p>
        </text:list-item>
        <text:list-item>
          <text:p text:style-name="P39"><text:span text:style-name="T5">obj</text:span>: The pointer to the object whose member function <text:span text:style-name="T5">handler</text:span> is to be called.</text:p>
        </text:list-item>
        <text:list-item>
          <text:p text:style-name="P39"><text:span text:style-name="T5">t1,t2,t3,t4</text:span>: Input parameters to the <text:span text:style-name="T5">handler</text:span> function.</text:p>
        </text:list-item>
      </text:list>
      <text:p text:style-name="Text_20_body"/>
      <text:h text:style-name="Heading_20_3" text:outline-level="3">Scheduling in half ticks with respect to the master clock</text:h>
      <text:p text:style-name="Text_20_body"/>
      <text:p text:style-name="P61">template&lt;typename T, typename OBJ&gt;</text:p>
      <text:p text:style-name="P37">static TickEventId <text:span text:style-name="T2">ScheduleHalf</text:span>(Ticks_t t, void(T::*handler)(void), OBJ* obj),</text:p>
      <text:p text:style-name="P61">template&lt;typename T, typename OBJ, typename U1, typename T1&gt;</text:p>
      <text:p text:style-name="P37">static TickEventId <text:span text:style-name="T2">ScheduleHalf</text:span>(Ticks_t t, void(T::*handler)(U1), OBJ* obj, T1 t1),</text:p>
      <text:p text:style-name="P61">template&lt;typename T, typename OBJ, typename U1, typename T1 typename U2, typename T2&gt;</text:p>
      <text:p text:style-name="P37">static TickEventId <text:span text:style-name="T2">ScheduleHalf</text:span>(Ticks_t t, void(T::*handler)(U1, U2), OBJ* obj, T1 t1, T2 t2),</text:p>
      <text:p text:style-name="P61">template&lt;typename T, typename OBJ, typename U1, typename T1 typename U2, typename T2 typename U3, typename T3&gt;</text:p>
      <text:p text:style-name="P37">static TickEventId <text:span text:style-name="T2">ScheduleHalf</text:span>(Ticks_t t, void(T::*handler)(U1, U2, U3), OBJ* obj, T1 t1, T2 t2, T3 t3),</text:p>
      <text:p text:style-name="P61">template&lt;typename T, typename OBJ, typename U1, typename T1 typename U2, typename T2 typename U3, typename T3, typename U4, typename T4&gt;</text:p>
      <text:p text:style-name="P37">static TickEventId <text:span text:style-name="T2">ScheduleHalf</text:span>(Ticks_t t, void(T::*handler)(U1, U2, U3, U4), OBJ* obj, T1 t1, T2 t2, T3 t3, T4 t4),</text:p>
      <text:p text:style-name="Text_20_body"/>
      <text:p text:style-name="Text_20_body">These functions schedule an event for a given object with the given member function as the event handler. The time when the event should occur is specified in <text:span text:style-name="T2">half ticks</text:span> from now with respect to the master clock. The differ in the number of parameters that the handler takes. The number can be 0 to 4.</text:p>
      <text:p text:style-name="Text_20_body"><text:soft-page-break/></text:p>
      <text:p text:style-name="P41">Input parameters</text:p>
      <text:list xml:id="list1370558267" text:continue-numbering="true" text:style-name="L28">
        <text:list-item>
          <text:p text:style-name="P39"><text:span text:style-name="T5">t</text:span>: This is when the event should occur. The time is in half ticks of the master clock from the current time.</text:p>
        </text:list-item>
        <text:list-item>
          <text:p text:style-name="P39"><text:span text:style-name="T5">handler</text:span>: This is a member function that is called at the given time.</text:p>
        </text:list-item>
        <text:list-item>
          <text:p text:style-name="P39"><text:span text:style-name="T5">obj</text:span>: The pointer to the object whose member function <text:span text:style-name="T5">handler</text:span> is to be called.</text:p>
        </text:list-item>
        <text:list-item>
          <text:p text:style-name="P39"><text:span text:style-name="T5">t1,t2,t3,t4</text:span>: Input parameters to the <text:span text:style-name="T5">handler</text:span> function.</text:p>
        </text:list-item>
      </text:list>
      <text:p text:style-name="Text_20_body"/>
      <text:p text:style-name="Text_20_body"/>
      <text:p text:style-name="Text_20_body"/>
      <text:h text:style-name="Heading_20_3" text:outline-level="3">Scheduling in half ticks with respect to a given clock</text:h>
      <text:p text:style-name="Text_20_body"/>
      <text:p text:style-name="P61">template&lt;typename T, typename OBJ&gt;</text:p>
      <text:p text:style-name="P37">static TickEventId <text:span text:style-name="T2">ScheduleClockHalf</text:span>(Ticks_t t, Clock&amp; clk, void(T::*handler)(void), OBJ* obj),</text:p>
      <text:p text:style-name="P61">template&lt;typename T, typename OBJ, typename U1, typename T1&gt;</text:p>
      <text:p text:style-name="P37">static TickEventId <text:span text:style-name="T2">ScheduleClockHalf</text:span>(Ticks_t t, Clock&amp; clk, void(T::*handler)(U1), OBJ* obj, T1 t1),</text:p>
      <text:p text:style-name="P61">template&lt;typename T, typename OBJ, typename U1, typename T1 typename U2, typename T2&gt;</text:p>
      <text:p text:style-name="P37">static TickEventId <text:span text:style-name="T2">ScheduleClockHalf</text:span>(Ticks_t t, Clock&amp; clk, void(T::*handler)(U1, U2), OBJ* obj, T1 t1, T2 t2),</text:p>
      <text:p text:style-name="P61">template&lt;typename T, typename OBJ, typename U1, typename T1 typename U2, typename T2 typename U3, typename T3&gt;</text:p>
      <text:p text:style-name="P37">static TickEventId <text:span text:style-name="T2">ScheduleClockHalf</text:span>(Ticks_t t, Clock&amp; clk, void(T::*handler)(U1, U2, U3), OBJ* obj, T1 t1, T2 t2, T3 t3),</text:p>
      <text:p text:style-name="P61">template&lt;typename T, typename OBJ, typename U1, typename T1 typename U2, typename T2 typename U3, typename T3, typename U4, typename T4&gt;</text:p>
      <text:p text:style-name="P37">static TickEventId <text:span text:style-name="T2">ScheduleClockHalf</text:span>(Ticks_t t, Clock&amp; clk, void(T::*handler)(U1, U2, U3, U4), OBJ* obj, T1 t1, T2 t2, T3 t3, T4 t4),</text:p>
      <text:p text:style-name="Text_20_body"/>
      <text:p text:style-name="Text_20_body">These functions schedule an event for a given object with the given member function as the event handler. The time when the event should occur is specified in <text:span text:style-name="T2">half ticks</text:span> from now with respect to a given clock. The differ in the number of parameters that the handler takes. The number can be 0 to 4.</text:p>
      <text:p text:style-name="Text_20_body"/>
      <text:p text:style-name="P41">Input parameters</text:p>
      <text:list xml:id="list1007960378" text:continue-numbering="true" text:style-name="L28">
        <text:list-item>
          <text:p text:style-name="P39"><text:span text:style-name="T5">t</text:span>: This is when the event should occur. The time is in half ticks of the given clock from the <text:soft-page-break/>current time.</text:p>
        </text:list-item>
        <text:list-item>
          <text:p text:style-name="P39"><text:span text:style-name="T5">clk</text:span>: The given clock.</text:p>
        </text:list-item>
        <text:list-item>
          <text:p text:style-name="P39"><text:span text:style-name="T5">handler</text:span>: This is a member function that is called at the given time.</text:p>
        </text:list-item>
        <text:list-item>
          <text:p text:style-name="P39"><text:span text:style-name="T5">obj</text:span>: The pointer to the object whose member function <text:span text:style-name="T5">handler</text:span> is to be called.</text:p>
        </text:list-item>
        <text:list-item>
          <text:p text:style-name="P39"><text:span text:style-name="T5">t1,t2,t3,t4</text:span>: Input parameters to the <text:span text:style-name="T5">handler</text:span> function.</text:p>
        </text:list-item>
      </text:list>
      <text:p text:style-name="Text_20_body"/>
      <text:p text:style-name="Text_20_body"/>
      <text:p text:style-name="Text_20_body"/>
      <text:h text:style-name="Heading_20_3" text:outline-level="3">Scheduling in seconds</text:h>
      <text:p text:style-name="Text_20_body"/>
      <text:p text:style-name="P61">template&lt;typename T, typename OBJ&gt;</text:p>
      <text:p text:style-name="P37">static TickEventId <text:span text:style-name="T2">ScheduleTime</text:span>(double t, void(T::*handler)(void), OBJ* obj),</text:p>
      <text:p text:style-name="P61">template&lt;typename T, typename OBJ, typename U1, typename T1&gt;</text:p>
      <text:p text:style-name="P37">static TickEventId <text:span text:style-name="T2">ScheduleTime</text:span>(double t, void(T::*handler)(U1), OBJ* obj, T1 t1),</text:p>
      <text:p text:style-name="P61">template&lt;typename T, typename OBJ, typename U1, typename T1 typename U2, typename T2&gt;</text:p>
      <text:p text:style-name="P37">static TickEventId <text:span text:style-name="T2">ScheduleTime</text:span>(double t, void(T::*handler)(U1, U2), OBJ* obj, T1 t1, T2 t2),</text:p>
      <text:p text:style-name="P61">template&lt;typename T, typename OBJ, typename U1, typename T1 typename U2, typename T2 typename U3, typename T3&gt;</text:p>
      <text:p text:style-name="P37">static TickEventId <text:span text:style-name="T2">ScheduleTime</text:span>(double t, void(T::*handler)(U1, U2, U3), OBJ* obj, T1 t1, T2 t2, T3 t3),</text:p>
      <text:p text:style-name="P61">template&lt;typename T, typename OBJ, typename U1, typename T1 typename U2, typename T2 typename U3, typename T3, typename U4, typename T4&gt;</text:p>
      <text:p text:style-name="P37">static TickEventId <text:span text:style-name="T2">ScheduleTime</text:span>(double t, void(T::*handler)(U1, U2, U3, U4), OBJ* obj, T1 t1, T2 t2, T3 t3, T4 t4),</text:p>
      <text:p text:style-name="Text_20_body"/>
      <text:p text:style-name="Text_20_body">These functions schedule an event for a given object with the given member function as the event handler. The time when the event should occur is specified in seconds from now. The differ in the number of parameters that the handler takes. The number can be 0 to 4.</text:p>
      <text:p text:style-name="Text_20_body"/>
      <text:p text:style-name="P41">Input parameters</text:p>
      <text:list xml:id="list1293395199" text:continue-numbering="true" text:style-name="L28">
        <text:list-item>
          <text:p text:style-name="P39"><text:span text:style-name="T5">t</text:span>: This is when the event should occur. The time is in seconds from the current time.</text:p>
        </text:list-item>
        <text:list-item>
          <text:p text:style-name="P39"><text:span text:style-name="T5">handler</text:span>: This is a member function that is called at the given time.</text:p>
        </text:list-item>
        <text:list-item>
          <text:p text:style-name="P39"><text:span text:style-name="T5">obj</text:span>: The pointer to the object whose member function <text:span text:style-name="T5">handler</text:span> is to be called.</text:p>
        </text:list-item>
        <text:list-item>
          <text:p text:style-name="P39"><text:soft-page-break/><text:span text:style-name="T5">t1,t2,t3,t4</text:span>: Input parameters to the <text:span text:style-name="T5">handler</text:span> function.</text:p>
        </text:list-item>
      </text:list>
      <text:p text:style-name="Text_20_body"/>
      <text:p text:style-name="Text_20_body"/>
      <text:p text:style-name="Text_20_body"/>
      <text:p text:style-name="Text_20_body"/>
      <text:h text:style-name="Heading_20_2" text:outline-level="2">Component Connection Functions</text:h>
      <text:p text:style-name="Text_20_body"/>
      <text:p text:style-name="Text_20_body"/>
      <text:p text:style-name="Text_20_body"/>
      <text:p text:style-name="P61">template&lt;typename T, typename T2&gt;</text:p>
      <text:p text:style-name="P37">static void <text:span text:style-name="T2">Connect</text:span>(CompId_t src, int srcIdx, CompId_t dst, int dstIdx, void (T::*handler)(int, T2), Ticks_t latency) throw (LinkTypeMismatchException)</text:p>
      <text:p text:style-name="Text_20_body"/>
      <text:p text:style-name="Text_20_body">This function connects a source component's output port to a destination component's input port. The link delay specified is in ticks with respect to the master clock.</text:p>
      <text:p text:style-name="Text_20_body"/>
      <text:p text:style-name="P41">Input parameters</text:p>
      <text:list xml:id="list1416003223" text:style-name="L31">
        <text:list-item>
          <text:p text:style-name="P43"><text:span text:style-name="T5">src</text:span>: The component ID of the source component.</text:p>
        </text:list-item>
        <text:list-item>
          <text:p text:style-name="P43"><text:span text:style-name="T5">srcIdx</text:span>: The index of the particular output port of the source component. The port index starts with 0.</text:p>
        </text:list-item>
        <text:list-item>
          <text:p text:style-name="P43"><text:span text:style-name="T5">dst</text:span>: The component ID of the destination component.</text:p>
        </text:list-item>
        <text:list-item>
          <text:p text:style-name="P43"><text:span text:style-name="T5">dstIdx</text:span>: The index of the particular input port of the destination component. The port index starts with 0.</text:p>
        </text:list-item>
        <text:list-item>
          <text:p text:style-name="P43"><text:span text:style-name="T5">handler</text:span>: This is a member function of the destination component's class. The function takes two parameters. The first is an integer that specifies the input port. The second is the type of the data being sent over the link.</text:p>
        </text:list-item>
        <text:list-item>
          <text:p text:style-name="P43"><text:span text:style-name="T5">latency</text:span>: The link delay in ticks with respect to the master clock.</text:p>
        </text:list-item>
        <text:list-item>
          <text:p text:style-name="P43"><text:span text:style-name="T5">LinktypeMismatchException</text:span>: When a source component's output port has multiple fanouts, the event handlers from each of the fanout must expect the same data type from the source. This exception is thrown when a handler is given that expects the incorrect data type.</text:p>
        </text:list-item>
      </text:list>
      <text:p text:style-name="Text_20_body"/>
      <text:p text:style-name="Text_20_body"/>
      <text:p text:style-name="Text_20_body"/>
      <text:p text:style-name="P61">template&lt;typename T, typename T2&gt;</text:p>
      <text:p text:style-name="P37">static void <text:span text:style-name="T2">ConnectClock</text:span>(CompId_t src, int srcIdx, CompId_t dst, int <text:soft-page-break/>dstIdx, Clock&amp; clk, void (T::*handler)(int, T2), Ticks_t latency) throw (LinkTypeMismatchException)</text:p>
      <text:p text:style-name="Text_20_body"/>
      <text:p text:style-name="Text_20_body">This function connects a source component's output port to a destination component's input port. The link delay specified is in ticks with respect to a given clock.</text:p>
      <text:p text:style-name="Text_20_body"/>
      <text:p text:style-name="P41">Input parameters</text:p>
      <text:list xml:id="list1830349907" text:style-name="L32">
        <text:list-item>
          <text:p text:style-name="P44"><text:span text:style-name="T5">src</text:span>: The component ID of the source component.</text:p>
        </text:list-item>
        <text:list-item>
          <text:p text:style-name="P44"><text:span text:style-name="T5">srcIdx</text:span>: The index of the particular output port of the source component. The port index starts with 0.</text:p>
        </text:list-item>
        <text:list-item>
          <text:p text:style-name="P44"><text:span text:style-name="T5">dst</text:span>: The component ID of the destination component.</text:p>
        </text:list-item>
        <text:list-item>
          <text:p text:style-name="P44"><text:span text:style-name="T5">dstIdx</text:span>: The index of the particular input port of the destination component. The port index starts with 0.</text:p>
        </text:list-item>
        <text:list-item>
          <text:p text:style-name="P44"><text:span text:style-name="T5">clk</text:span>: The given clock.</text:p>
        </text:list-item>
        <text:list-item>
          <text:p text:style-name="P44"><text:span text:style-name="T5">handler</text:span>: This is a member function of the destination component's class. The function takes two parameters. The first is an integer that specifies the input port. The second is the type of the data being sent over the link.</text:p>
        </text:list-item>
        <text:list-item>
          <text:p text:style-name="P44"><text:span text:style-name="T5">latency</text:span>: The link delay in ticks with respect to the given clock.</text:p>
        </text:list-item>
        <text:list-item>
          <text:p text:style-name="P44"><text:span text:style-name="T5">LinktypeMismatchException</text:span>: When a source component's output port has multiple fanouts, the event handlers from each of the fanout must expect the same data type from the source. This exception is thrown when a handler is given that expects the incorrect data type.</text:p>
        </text:list-item>
      </text:list>
      <text:p text:style-name="Text_20_body"/>
      <text:p text:style-name="Text_20_body"/>
      <text:p text:style-name="Text_20_body"/>
      <text:p text:style-name="P61">template&lt;typename T, typename T2&gt;</text:p>
      <text:p text:style-name="P37">static void <text:span text:style-name="T2">ConnectHalf</text:span>(CompId_t src, int srcIdx, CompId_t dst, int dstIdx, void (T::*handler)(int, T2), Ticks_t latency) throw (LinkTypeMismatchException)</text:p>
      <text:p text:style-name="Text_20_body"/>
      <text:p text:style-name="Text_20_body">This function is the same as <text:span text:style-name="T5">Connect()</text:span> except the latency specified is in half ticks of the master clock.</text:p>
      <text:p text:style-name="Text_20_body"/>
      <text:p text:style-name="Text_20_body"/>
      <text:p text:style-name="Text_20_body"/>
      <text:p text:style-name="P61">template&lt;typename T, typename T2&gt;</text:p>
      <text:p text:style-name="P37">static void <text:span text:style-name="T2">ConnectClockHalf</text:span>(CompId_t src, int srcIdx, CompId_t dst, int dstIdx, Clock&amp; clk, void (T::*handler)(int, T2), Ticks_t latency) throw (LinkTypeMismatchException)</text:p>
      <text:p text:style-name="Text_20_body"><text:soft-page-break/></text:p>
      <text:p text:style-name="Text_20_body">This function is the same as <text:span text:style-name="T5">ConnectClock()</text:span> except the latency specified is in half ticks of the given clock.</text:p>
      <text:p text:style-name="Text_20_body"/>
      <text:p text:style-name="Text_20_body"/>
      <text:p text:style-name="Text_20_body"/>
      <text:p text:style-name="P61">template&lt;typename T, typename T2&gt;</text:p>
      <text:p text:style-name="P37">static void <text:span text:style-name="T2">ConnectTime</text:span>(CompId_t src, int srcIdx, CompId_t dst, int dstIdx, void (T::*handler)(int, T2), Time_t latency) throw (LinkTypeMismatchException)</text:p>
      <text:p text:style-name="Text_20_body"/>
      <text:p text:style-name="Text_20_body">This function connects a source component's output port to a destination component's input port. The link delay specified is in seconds.</text:p>
      <text:p text:style-name="Text_20_body"/>
      <text:p text:style-name="P41">Input parameters</text:p>
      <text:list xml:id="list1221332135" text:style-name="L33">
        <text:list-item>
          <text:p text:style-name="P45"><text:span text:style-name="T5">src</text:span>: The component ID of the source component.</text:p>
        </text:list-item>
        <text:list-item>
          <text:p text:style-name="P45"><text:span text:style-name="T5">srcIdx</text:span>: The index of the particular output port of the source component. The port index starts with 0.</text:p>
        </text:list-item>
        <text:list-item>
          <text:p text:style-name="P45"><text:span text:style-name="T5">dst</text:span>: The component ID of the destination component.</text:p>
        </text:list-item>
        <text:list-item>
          <text:p text:style-name="P45"><text:span text:style-name="T5">dstIdx</text:span>: The index of the particular input port of the destination component. The port index starts with 0.</text:p>
        </text:list-item>
        <text:list-item>
          <text:p text:style-name="P45"><text:span text:style-name="T5">handler</text:span>: This is a member function of the destination component's class. The function takes two parameters. The first is an integer that specifies the input port. The second is the type of the data being sent over the link.</text:p>
        </text:list-item>
        <text:list-item>
          <text:p text:style-name="P45"><text:span text:style-name="T5">latency</text:span>: The link delay in seconds.</text:p>
        </text:list-item>
        <text:list-item>
          <text:p text:style-name="P45"><text:span text:style-name="T5">LinktypeMismatchException</text:span>: When a source component's output port has multiple fanouts, the event handlers from each of the fanout must expect the same data type from the source. This exception is thrown when a handler is given that expects the incorrect data type.</text:p>
        </text:list-item>
      </text:list>
      <text:p text:style-name="Text_20_body"/>
      <text:p text:style-name="Text_20_body"/>
      <text:p text:style-name="Text_20_body"/>
      <text:p text:style-name="Text_20_body"/>
      <text:h text:style-name="Heading_20_1" text:outline-level="1">Component Functions</text:h>
      <text:p text:style-name="Text_20_body"/>
      <text:p text:style-name="Text_20_body">A Manifold component should be a subclass of the class <text:span text:style-name="T5">manifold::kernel::Component</text:span>. This class provides the following general component related functions:</text:p>
      <text:p text:style-name="Text_20_body"><text:soft-page-break/></text:p>
      <text:p text:style-name="P61">template&lt;typename T&gt;</text:p>
      <text:p text:style-name="P37">static CompId_t <text:span text:style-name="T2">Create</text:span>(LpId_t lp, CompName_t name)</text:p>
      <text:p text:style-name="P61">template&lt;typename T, typename T1&gt;</text:p>
      <text:p text:style-name="P37">static CompId_t <text:span text:style-name="T2">Create</text:span>(LpId_t lp, T1&amp; t1, CompName_t name)</text:p>
      <text:p text:style-name="P61">template&lt;typename T, typename T1&gt;</text:p>
      <text:p text:style-name="P37">static CompId_t <text:span text:style-name="T2">Create</text:span>(LpId_t lp, const T1&amp; t1, CompName_t name)</text:p>
      <text:p text:style-name="P61">template&lt;typename T, typename T1, typename T2&gt;</text:p>
      <text:p text:style-name="P37">static CompId_t <text:span text:style-name="T2">Create</text:span>(LpId_t lp, T1&amp; t1, T2&amp; t2, CompName_t name)</text:p>
      <text:p text:style-name="P61">template&lt;typename T, typename T1, typename T2&gt;</text:p>
      <text:p text:style-name="P37">static CompId_t <text:span text:style-name="T2">Create</text:span>(LpId_t lp, const T1&amp; t1, const T2&amp; t2, CompName_t name)</text:p>
      <text:p text:style-name="P61">template&lt;typename T, typename T1, typename T2, typename T3&gt;</text:p>
      <text:p text:style-name="P37">static CompId_t <text:span text:style-name="T2">Create</text:span>(LpId_t lp, const T1&amp; t1, const T2&amp; t2, const T3&amp; t3, CompName_t name)</text:p>
      <text:p text:style-name="P61">template&lt;typename T, typename T1, typename T2, typename T3, typename T4&gt;</text:p>
      <text:p text:style-name="P37">static CompId_t <text:span text:style-name="T2">Create</text:span>(LpId_t lp, const T1&amp; t1, const T2&amp; t2, const T3&amp; t3, const T4&amp; t4, CompName_t name)</text:p>
      <text:p text:style-name="Text_20_body"/>
      <text:p text:style-name="Text_20_body">These functions are called to create a component. They differ in the number of parameters the component's constructor takes. The constructor can take up to 4 parameters. Note that the user should not call the constructor directly to create a component. Instead, one of the Create() functions should be used.</text:p>
      <text:p text:style-name="Text_20_body"/>
      <text:p text:style-name="P41">Input parameters</text:p>
      <text:list xml:id="list1890583942" text:style-name="L34">
        <text:list-item>
          <text:p text:style-name="P46"><text:span text:style-name="T5">lp</text:span>: The ID of the logical process to which the component is assigned.</text:p>
        </text:list-item>
        <text:list-item>
          <text:p text:style-name="P46"><text:span text:style-name="T5">t1,t2,t3,t4</text:span>: Input parameters to the constructor.</text:p>
        </text:list-item>
        <text:list-item>
          <text:p text:style-name="P46"><text:span text:style-name="T5">name</text:span>: This is an optional parameter.</text:p>
        </text:list-item>
      </text:list>
      <text:p text:style-name="Text_20_body"/>
      <text:p text:style-name="P41">Return value</text:p>
      <text:p text:style-name="Text_20_body">These functions return the integer component ID.</text:p>
      <text:p text:style-name="Text_20_body"/>
      <text:p text:style-name="Text_20_body"/>
      <text:p text:style-name="P37">static Component* Getcomponent(CompId_t id)</text:p>
      <text:p text:style-name="Text_20_body">This function returns a pointer to a component object given its component ID.</text:p>
      <text:p text:style-name="Text_20_body"/>
      <text:p text:style-name="P41">Input parameters</text:p>
      <text:list xml:id="list387807168" text:style-name="L35">
        <text:list-item>
          <text:p text:style-name="P47"><text:soft-page-break/><text:span text:style-name="T5">id</text:span>: The component's ID.</text:p>
        </text:list-item>
      </text:list>
      <text:p text:style-name="Text_20_body"/>
      <text:p text:style-name="P41">Return value</text:p>
      <text:p text:style-name="Text_20_body">A pointer to the component object. It returns 0 if the component is assigned to a different LP.</text:p>
      <text:p text:style-name="Text_20_body"/>
      <text:p text:style-name="Text_20_body"/>
      <text:p text:style-name="P61">template&lt;typename T&gt;</text:p>
      <text:p text:style-name="P37">void Send(int port, T data)</text:p>
      <text:p text:style-name="P61">template&lt;typename T&gt;</text:p>
      <text:p text:style-name="P37">void SendTick(int port, T data, Ticks_t tick)</text:p>
      <text:p text:style-name="P61">template&lt;typename T&gt;</text:p>
      <text:p text:style-name="P37">void SendTime(int port, T data, Time_t tm)</text:p>
      <text:p text:style-name="Text_20_body">These functions are called by a component to send its output. They differ in the delay that is used for scheduling an event for the receiver. <text:span text:style-name="T5">Send()</text:span> uses the delay specified when the components are connected. <text:span text:style-name="T5">SendTick()</text:span> and <text:span text:style-name="T5">SendTime()</text:span> use the given value as the delay, in ticks and seconds respectively. <text:span text:style-name="T5">SendTick()</text:span> should only be used if the link delay was specified in ticks. And <text:span text:style-name="T5">SendTime()</text:span> should only be used if the link delay was specified in seconds.</text:p>
      <text:p text:style-name="Text_20_body"/>
      <text:p text:style-name="P41">Input parameters</text:p>
      <text:list xml:id="list296404160" text:style-name="L36">
        <text:list-item>
          <text:p text:style-name="P48"><text:span text:style-name="T5">port</text:span>: The index of the output port.</text:p>
        </text:list-item>
        <text:list-item>
          <text:p text:style-name="P48"><text:span text:style-name="T5">data</text:span>: The data to be sent. It can be an object or a pointer. Reference is not allowed. If it is a pointer, the sender should not de-allocate the memory.</text:p>
        </text:list-item>
        <text:list-item>
          <text:p text:style-name="P48"><text:span text:style-name="T5">tick</text:span>: The delay to be used, in ticks.</text:p>
        </text:list-item>
        <text:list-item>
          <text:p text:style-name="P48"><text:span text:style-name="T5">tm</text:span>: The dealy to be used, in seconds.</text:p>
        </text:list-item>
      </text:list>
      <text:p text:style-name="Text_20_body"/>
      <text:p text:style-name="P41">Return vlaue</text:p>
      <text:p text:style-name="Text_20_body">None</text:p>
      <text:p text:style-name="Text_20_body"/>
      <text:p text:style-name="Text_20_body"/>
      <text:p text:style-name="Text_20_body"/>
      <text:h text:style-name="Heading_20_1" text:outline-level="1">Clock Functions</text:h>
      <text:p text:style-name="Text_20_body">These functions are defined in the class <text:span text:style-name="T5">manifold::kernel::Clock</text:span>.</text:p>
      <text:p text:style-name="Text_20_body"/>
      <text:p text:style-name="Text_20_body"/>
      <text:p text:style-name="Text_20_body"/>
      <text:p text:style-name="P37"><text:soft-page-break/>static Clock&amp; Master()</text:p>
      <text:p text:style-name="Text_20_body">Returns the master clock, the first clock created in the system.</text:p>
      <text:p text:style-name="Text_20_body"/>
      <text:p text:style-name="P37">Now()</text:p>
      <text:p text:style-name="Text_20_body">Returns the current tick of the master clock.</text:p>
      <text:p text:style-name="Text_20_body"/>
      <text:p text:style-name="P37">Now(Clock&amp; clk)</text:p>
      <text:p text:style-name="Text_20_body">Returns the current tick of the given clock.</text:p>
      <text:p text:style-name="Text_20_body"/>
      <text:p text:style-name="P37">NowHalf()</text:p>
      <text:p text:style-name="Text_20_body">Returns the current half tick of the master clock.</text:p>
      <text:p text:style-name="Text_20_body"/>
      <text:p text:style-name="Text_20_body"/>
      <text:p text:style-name="P37">NowHalf(Clock&amp; clk)</text:p>
      <text:p text:style-name="Text_20_body">Returns the current half tick of the given clock.</text:p>
      <text:p text:style-name="Text_20_body"/>
      <text:p text:style-name="Text_20_body"/>
      <text:p text:style-name="P61">template&lt;typename O&gt;</text:p>
      <text:p text:style-name="P37">static tickObjBase* <text:span text:style-name="T2">Register</text:span>(O* obj, void(O::*rising)(void), void(O::*falling)(void))</text:p>
      <text:p text:style-name="P61">template&lt;typename O&gt;</text:p>
      <text:p text:style-name="P37">static tickObjBase* <text:span text:style-name="T2">Register</text:span>(Clock&amp; clk, O* obj, void(O::*rising)(void), void(O::*falling)(void))</text:p>
      <text:p text:style-name="Text_20_body">These functions allow a component to register up to two functions with the master clock or the given clock. The two functions are respectively called at the rising and falling edges or the clock each cycle.</text:p>
      <text:p text:style-name="Text_20_body"/>
      <text:p text:style-name="P41">Input parameters</text:p>
      <text:list xml:id="list439607634" text:style-name="L38">
        <text:list-item>
          <text:p text:style-name="P50"><text:span text:style-name="T5">obj</text:span>: The component object.</text:p>
        </text:list-item>
        <text:list-item>
          <text:p text:style-name="P50"><text:span text:style-name="T5">rising, falling</text:span>: Member functions of obj. The member functions accept no inputs and returns no values.</text:p>
        </text:list-item>
      </text:list>
      <text:p text:style-name="Text_20_body"/>
      <text:p text:style-name="Text_20_body"/>
      <text:p text:style-name="Text_20_body"/>
      <text:p text:style-name="P61">template&lt;typename O&gt;</text:p>
      <text:p text:style-name="Text_20_body"><text:span text:style-name="T5">static void Unregister(Clock&amp; clk, O* obj)</text:span></text:p>
      <text:p text:style-name="Text_20_body">This function unregisters a component.</text:p>
      <text:p text:style-name="Text_20_body"><text:soft-page-break/></text:p>
      <text:p text:style-name="P41">Input parameters</text:p>
      <text:list xml:id="list900381950" text:style-name="L37">
        <text:list-item>
          <text:p text:style-name="P49"><text:span text:style-name="T5">clk</text:span>: The clock from which to unregister.</text:p>
        </text:list-item>
        <text:list-item>
          <text:p text:style-name="P49"><text:span text:style-name="T5">obj</text:span>: The component objec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3-02-21T12:45:40</dc:date>
    <dc:creator>jwang </dc:creator>
    <meta:editing-duration>PT82H23M05S</meta:editing-duration>
    <meta:editing-cycles>405</meta:editing-cycles>
    <meta:generator>OpenOffice.org/3.2$Unix OpenOffice.org_project/320m12$Build-9483</meta:generator>
    <meta:document-statistic meta:table-count="0" meta:image-count="0" meta:object-count="0" meta:page-count="14" meta:paragraph-count="248" meta:word-count="2913" meta:character-count="18924"/>
  </office:meta>
</office:document-meta>
</file>